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F0" style:family="paragraph">
      <style:paragraph-properties fo:break-before="page"/>
    </style:style>
    <style:style style:name="P2" style:parent-style-name="Geenafstand" style:family="paragraph">
      <style:paragraph-properties fo:text-align="end"/>
    </style:style>
    <style:style style:name="T3" style:parent-style-name="Standaardalinea-lettertype" style:family="text">
      <style:text-properties fo:color="#595959" fo:font-size="14pt" style:font-size-asian="14pt" style:font-size-complex="14pt" fo:language="nl" fo:country="NL"/>
    </style:style>
    <style:style style:name="P4" style:parent-style-name="Geenafstand" style:family="paragraph">
      <style:paragraph-properties fo:text-align="end"/>
    </style:style>
    <style:style style:name="T5" style:parent-style-name="Standaardalinea-lettertype" style:family="text">
      <style:text-properties fo:color="#595959" fo:font-size="9pt" style:font-size-asian="9pt" style:font-size-complex="9pt"/>
    </style:style>
    <style:style style:name="P6" style:parent-style-name="Geenafstand" style:family="paragraph">
      <style:paragraph-properties fo:text-align="end"/>
      <style:text-properties fo:color="#4472C4" fo:font-size="14pt" style:font-size-asian="14pt" style:font-size-complex="14pt"/>
    </style:style>
    <style:style style:name="P7" style:parent-style-name="Standaard" style:family="paragraph">
      <style:paragraph-properties fo:text-align="end"/>
    </style:style>
    <style:style style:name="T8" style:parent-style-name="Standaardalinea-lettertype" style:family="text">
      <style:text-properties fo:text-transform="uppercase" fo:color="#4472C4" fo:font-size="32pt" style:font-size-asian="32pt" style:font-size-complex="32pt"/>
    </style:style>
    <style:style style:name="P9" style:parent-style-name="Standaard" style:family="paragraph">
      <style:paragraph-properties fo:text-align="end"/>
    </style:style>
    <style:style style:name="T10" style:parent-style-name="Standaardalinea-lettertype" style:family="text">
      <style:text-properties fo:color="#404040" fo:font-size="18pt" style:font-size-asian="18pt" style:font-size-complex="18pt"/>
    </style:style>
    <style:style style:name="P11" style:parent-style-name="Standaard" style:family="paragraph">
      <style:paragraph-properties fo:break-before="page"/>
    </style:style>
    <style:style style:name="P12" style:parent-style-name="Lijstalinea" style:family="paragraph"/>
    <style:style style:name="P13" style:parent-style-name="Lijstalinea" style:family="paragraph"/>
    <style:style style:name="P14" style:parent-style-name="Lijstalinea" style:family="paragraph"/>
    <style:style style:name="P15" style:parent-style-name="Lijstalinea" style:family="paragraph"/>
    <style:style style:name="P16" style:parent-style-name="Lijstalinea" style:family="paragraph"/>
    <style:style style:name="P17" style:parent-style-name="Lijstalinea" style:family="paragraph"/>
    <style:style style:name="P18" style:parent-style-name="Lijstalinea" style:family="paragraph"/>
    <style:style style:name="P19" style:parent-style-name="Lijstalinea" style:family="paragraph"/>
    <style:style style:name="P20" style:parent-style-name="Lijstalinea" style:family="paragraph"/>
    <style:style style:name="P21" style:parent-style-name="Lijstalinea" style:family="paragraph"/>
    <style:style style:name="P22" style:parent-style-name="Lijstalinea" style:family="paragraph"/>
    <style:style style:name="P23" style:parent-style-name="Lijstalinea" style:family="paragraph"/>
    <style:style style:name="P24" style:parent-style-name="Lijstalinea" style:family="paragraph"/>
    <style:style style:name="P25" style:parent-style-name="Lijstalinea" style:family="paragraph"/>
    <style:style style:name="P26" style:parent-style-name="Lijstalinea" style:family="paragraph"/>
    <style:style style:name="P27" style:parent-style-name="Lijstalinea" style:family="paragraph"/>
    <style:style style:name="P28" style:parent-style-name="Lijstalinea" style:family="paragraph"/>
    <style:style style:name="P29" style:parent-style-name="Lijstalinea" style:family="paragraph"/>
    <style:style style:name="P30" style:parent-style-name="Lijstalinea" style:family="paragraph">
      <style:paragraph-properties fo:margin-left="1in">
        <style:tab-stops/>
      </style:paragraph-properties>
    </style:style>
    <style:style style:name="P31" style:parent-style-name="Lijstalinea" style:family="paragraph">
      <style:paragraph-properties fo:margin-left="1in">
        <style:tab-stops/>
      </style:paragraph-properties>
    </style:style>
    <style:style style:name="P32" style:parent-style-name="Standaard" style:family="paragraph">
      <style:paragraph-properties fo:break-before="page"/>
    </style:style>
    <style:style style:name="P33" style:parent-style-name="Lijstalinea" style:family="paragraph"/>
    <style:style style:name="P34" style:parent-style-name="Lijstalinea" style:family="paragraph"/>
    <style:style style:name="P35" style:parent-style-name="Lijstalinea" style:family="paragraph"/>
    <style:style style:name="P36" style:parent-style-name="Lijstalinea" style:family="paragraph"/>
    <style:style style:name="P37" style:parent-style-name="Lijstalinea" style:family="paragraph"/>
    <style:style style:name="P38" style:parent-style-name="Lijstalinea" style:family="paragraph"/>
    <style:style style:name="P39" style:parent-style-name="Lijstalinea" style:family="paragraph"/>
    <style:style style:name="P40" style:parent-style-name="Lijstalinea" style:family="paragraph"/>
    <style:style style:name="P41" style:parent-style-name="Kop1" style:family="paragraph">
      <style:paragraph-properties fo:break-before="page"/>
    </style:style>
    <style:style style:name="P42" style:parent-style-name="Lijstalinea" style:family="paragraph"/>
    <style:style style:name="P43" style:parent-style-name="Lijstalinea" style:family="paragraph"/>
    <style:style style:name="P44" style:parent-style-name="Lijstalinea" style:family="paragraph"/>
    <style:style style:name="P45" style:parent-style-name="Lijstalinea" style:family="paragraph"/>
    <style:style style:name="P46" style:parent-style-name="Lijstalinea" style:family="paragraph"/>
    <style:style style:name="P47" style:parent-style-name="Lijstalinea" style:family="paragraph"/>
    <style:style style:name="P48" style:parent-style-name="Lijstalinea" style:family="paragraph"/>
    <style:style style:name="P49" style:parent-style-name="Lijstalinea" style:family="paragraph"/>
    <style:style style:name="P50" style:parent-style-name="Lijstalinea" style:family="paragraph"/>
    <style:style style:name="P51" style:parent-style-name="Lijstalinea" style:family="paragraph"/>
    <style:style style:name="P52" style:parent-style-name="Lijstalinea" style:family="paragraph"/>
    <style:style style:name="P53" style:parent-style-name="Lijstalinea" style:family="paragraph"/>
    <style:style style:name="P54" style:parent-style-name="Lijstalinea" style:family="paragraph"/>
    <style:style style:name="P55" style:parent-style-name="Lijstalinea" style:family="paragraph"/>
    <style:style style:name="P56" style:parent-style-name="Lijstalinea" style:family="paragraph"/>
    <style:style style:name="P57" style:parent-style-name="Lijstalinea" style:family="paragraph"/>
    <style:style style:name="P58" style:parent-style-name="Lijstalinea" style:family="paragraph"/>
    <style:style style:name="P59" style:parent-style-name="Lijstalinea" style:family="paragraph"/>
    <style:style style:name="P60" style:parent-style-name="Lijstalinea" style:family="paragraph"/>
    <style:style style:name="P61" style:parent-style-name="Lijstalinea" style:family="paragraph"/>
    <style:style style:name="P62" style:parent-style-name="Lijstalinea" style:family="paragraph"/>
    <style:style style:name="P63" style:parent-style-name="Lijstalinea" style:family="paragraph"/>
    <style:style style:name="P64" style:parent-style-name="Lijstalinea" style:family="paragraph"/>
    <style:style style:name="P65" style:parent-style-name="Lijstalinea" style:family="paragraph"/>
    <style:style style:name="P66" style:parent-style-name="Lijstalinea" style:family="paragraph"/>
    <style:style style:name="P67" style:parent-style-name="Lijstalinea" style:family="paragraph"/>
    <style:style style:name="P68" style:parent-style-name="Lijstalinea" style:family="paragraph"/>
    <style:style style:name="P69" style:parent-style-name="Lijstalinea" style:family="paragraph"/>
    <style:style style:name="P70" style:parent-style-name="Lijstalinea" style:family="paragraph"/>
    <style:style style:name="P71" style:parent-style-name="Lijstalinea" style:family="paragraph"/>
    <style:style style:name="P72" style:parent-style-name="Lijstalinea" style:family="paragraph"/>
    <style:style style:name="P73" style:parent-style-name="Lijstalinea" style:family="paragraph"/>
    <style:style style:name="P74" style:parent-style-name="Lijstalinea" style:family="paragraph"/>
    <style:style style:name="P75" style:parent-style-name="Lijstalinea" style:family="paragraph">
      <style:paragraph-properties fo:margin-left="0in">
        <style:tab-stops/>
      </style:paragraph-properties>
    </style:style>
    <style:style style:name="P76" style:parent-style-name="Normal" style:family="paragraph">
      <style:paragraph-properties fo:break-before="page" fo:margin-bottom="0in"/>
    </style:style>
    <style:style style:name="TableColumn78" style:family="table-column">
      <style:table-column-properties style:column-width="2.1666in" style:use-optimal-column-width="false"/>
    </style:style>
    <style:style style:name="TableColumn79" style:family="table-column">
      <style:table-column-properties style:column-width="2.1666in" style:use-optimal-column-width="false"/>
    </style:style>
    <style:style style:name="TableColumn80" style:family="table-column">
      <style:table-column-properties style:column-width="2.1666in" style:use-optimal-column-width="false"/>
    </style:style>
    <style:style style:name="Table77" style:family="table">
      <style:table-properties style:width="6.5in" fo:margin-left="-0.009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weight="bold" style:font-weight-asian="bold" style:font-weight-complex="bold"/>
    </style:style>
    <style:style style:name="TableCell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Lijstalinea" style:family="paragraph">
      <style:paragraph-properties fo:margin-left="0in">
        <style:tab-stops/>
      </style:paragraph-properties>
    </style:style>
    <style:style style:name="P113" style:parent-style-name="Heading3" style:family="paragraph">
      <style:paragraph-properties fo:break-before="page"/>
    </style:style>
    <style:style style:name="P114" style:parent-style-name="Normal" style:family="paragraph">
      <style:text-properties fo:font-weight="bold" style:font-weight-asian="bold"/>
    </style:style>
    <style:style style:name="P115" style:parent-style-name="Normal" style:family="paragraph">
      <style:text-properties fo:font-weight="bold" style:font-weight-asian="bold"/>
    </style:style>
    <style:style style:family="graphic" style:name="a6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0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bitmap" draw:fill-image-name="a4" style:repeat="stretch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9264" draw:id="id0" draw:style-name="a0" draw:name="Text Box 152" text:anchor-type="paragraph" svg:x="0.2508in" svg:y="8.998in" svg:width="7.99792in" svg:height="1.00278in" style:rel-width="scale" style:rel-height="scale"><draw:text-box><text:p text:style-name="P2"><text:span text:style-name="T3">Mike Schatorje, Loek Ehren, Herm Lecluse, Simone Francesconi, Rick van Osch</text:span></text:p><text:p text:style-name="P4"><text:span text:style-name="T5"><text:s text:c="5"/></text:span></text:p></draw:text-box><svg:title/><svg:desc/></draw:frame><draw:frame draw:z-index="2" draw:id="id1" draw:style-name="a1" draw:name="Text Box 153" text:anchor-type="paragraph" svg:x="0.2508in" svg:y="7.7in" svg:width="7.99792in" svg:height="0.24306in" style:rel-width="scale" style:rel-height="scale"><draw:text-box><text:p text:style-name="P6"/></draw:text-box><svg:title/><svg:desc/></draw:frame><draw:frame draw:z-index="251658240" draw:id="id2" draw:style-name="a2" draw:name="Text Box 154" text:anchor-type="paragraph" svg:x="0.2508in" svg:y="3.3in" svg:width="7.99792in" svg:height="3.98403in" style:rel-width="scale" style:rel-height="scale"><draw:text-box><text:p text:style-name="P7"><text:span text:style-name="T8">Smart innovation</text:span></text:p><text:p text:style-name="P9"><text:span text:style-name="T10">Smart trash – Research report</text:span></text:p></draw:text-box><svg:title/><svg:desc/></draw:frame><draw:g draw:z-index="3" draw:name="Group 149" draw:id="id5" draw:style-name="a6" text:anchor-type="paragraph"><svg:title/><svg:desc/><draw:custom-shape svg:x="0.2508in" svg:y="0.2528in" svg:width="7.9976in" svg:height="1.2358in" draw:id="id3" draw:style-name="a3" draw:name="Rectangle 51"><svg:title/><svg:desc/><text:p text:style-name="Normal"/><draw:enhanced-geometry draw:type="non-primitive" svg:viewBox="0 0 7312660 1129665" draw:enhanced-path="M ?f0 ?f0 L ?f1 ?f0 ?f1 ?f2 ?f3 ?f4 ?f0 ?f5 ?f0 ?f0 Z N" draw:text-areas="?f24 ?f26 ?f25 ?f27" draw:glue-points="?f28 ?f29 ?f30 ?f29 ?f30 ?f31 ?f32 ?f33 ?f28 ?f34 ?f28 ?f29" draw:glue-point-leaving-directions="-0, -0, -0, -0, -0, -0"><draw:equation draw:name="f0" draw:formula="0"/><draw:equation draw:name="f1" draw:formula="7312660"/><draw:equation draw:name="f2" draw:formula="1129665"/><draw:equation draw:name="f3" draw:formula="3619500"/><draw:equation draw:name="f4" draw:formula="733425"/><draw:equation draw:name="f5" draw:formula="1091565"/><draw:equation draw:name="f6" draw:formula="?f2 - ?f0"/><draw:equation draw:name="f7" draw:formula="?f1 - ?f0"/><draw:equation draw:name="f8" draw:formula="?f7 / 7312660"/><draw:equation draw:name="f9" draw:formula="?f6 / 1129665"/><draw:equation draw:name="f10" draw:formula="0 * ?f7"/><draw:equation draw:name="f11" draw:formula="7312660 * ?f7"/><draw:equation draw:name="f12" draw:formula="3619500 * ?f7"/><draw:equation draw:name="f13" draw:formula="0 * ?f6"/><draw:equation draw:name="f14" draw:formula="1129665 * ?f6"/><draw:equation draw:name="f15" draw:formula="733425 * ?f6"/><draw:equation draw:name="f16" draw:formula="1091565 * ?f6"/><draw:equation draw:name="f17" draw:formula="?f10 / 7312660"/><draw:equation draw:name="f18" draw:formula="?f11 / 7312660"/><draw:equation draw:name="f19" draw:formula="?f12 / 7312660"/><draw:equation draw:name="f20" draw:formula="?f13 / 1129665"/><draw:equation draw:name="f21" draw:formula="?f14 / 1129665"/><draw:equation draw:name="f22" draw:formula="?f15 / 1129665"/><draw:equation draw:name="f23" draw:formula="?f16 / 1129665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20 / ?f9"/><draw:equation draw:name="f30" draw:formula="?f18 / ?f8"/><draw:equation draw:name="f31" draw:formula="?f21 / ?f9"/><draw:equation draw:name="f32" draw:formula="?f19 / ?f8"/><draw:equation draw:name="f33" draw:formula="?f22 / ?f9"/><draw:equation draw:name="f34" draw:formula="?f23 / ?f9"/></draw:enhanced-geometry></draw:custom-shape><draw:custom-shape svg:x="0.2508in" svg:y="0.2528in" svg:width="7.9976in" svg:height="1.3295in" draw:id="id4" draw:style-name="a5" draw:name="Rectangle 151"><svg:title/><svg:desc/><text:p text:style-name="Normal"/><draw:enhanced-geometry draw:type="non-primitive" svg:viewBox="0 0 21600 21600" draw:enhanced-path="M 0 0 L 21600 0 21600 21600 0 21600 Z N"/></draw:custom-shape></draw:g></text:p>
      <text:p text:style-name="P11"/>
      <text:p text:style-name="Kop1">Introduction</text:p>
      <text:p text:style-name="Standaard"/>
      <text:p text:style-name="Kop2">Background</text:p>
      <text:p text:style-name="Standaard">This<text:s/>report was written during the project module of the minor smart innovation, by Mike Schatorje, Loek Ehren, Herm Lecluse, Rick van Osch and Simone Francesconi.</text:p>
      <text:p text:style-name="Standaard">There are two types of garbage collection in Venlo. One of them is the traditional way: every household has its own container which are emptied at a set interval. A second way is the use of centralized garbage collection points. Households have to bring their garbage to these points. These points are also emptied on set intervals. Currently there is a<text:s/>transition from door-to-door collection to the latter solution: the centralized points.</text:p>
      <text:p text:style-name="Standaard">The centralized garbage collection system in Venlo is currently being managed rather inefficiently. Collection of garbage is done on a manual schedule basis, which leads to densely populated areas overflowing with garbage, while less densely populated areas have their garbage containers emptied while they are still half full.</text:p>
      <text:p text:style-name="Kop3">Problem description</text:p>
      <text:p text:style-name="Standaard">The problem that this project aims to solve is<text:s/>to remove the occurrence of the large public waste containers being full and uncollected.</text:p>
      <text:p text:style-name="Kop3">Research Objective</text:p>
      <text:p text:style-name="Standaard">The research objective is to<text:s/>improve the eco-friendliness of waste management<text:s/>in Venlo.</text:p>
      <text:p text:style-name="Kop3">Scope</text:p>
      <text:p text:style-name="Standaard">The scope of the project is limited to the process of collecting the large centralized underground public waste containers in Venlo.</text:p>
      <text:p text:style-name="Kop3">Core and sub questions</text:p>
      <text:p text:style-name="Standaard">The core and sub questions of the research are:</text:p>
      <text:list text:style-name="LFO1" text:continue-numbering="true">
        <text:list-item>
          <text:p text:style-name="P12">How can the garbage collection system in Venlo be improved?</text:p>
          <text:list text:continue-numbering="true">
            <text:list-item>
              <text:p text:style-name="P13">What is the current situation?</text:p>
            </text:list-item>
            <text:list-item>
              <text:p text:style-name="P14">What are the main problems of the current situation?</text:p>
            </text:list-item>
          </text:list>
        </text:list-item>
        <text:list-item>
          <text:p text:style-name="P15">How to measure the fill-level of a container?</text:p>
          <text:list text:continue-numbering="true">
            <text:list-item>
              <text:p text:style-name="P16">Is extra power necessary to measure?</text:p>
            </text:list-item>
            <text:list-item>
              <text:p text:style-name="P17">How do existing solutions measure the fill-level of a container?</text:p>
            </text:list-item>
            <text:list-item>
              <text:p text:style-name="P18">What other techniques could be used?</text:p>
            </text:list-item>
          </text:list>
        </text:list-item>
        <text:list-item>
          <text:p text:style-name="P19">How to collect data from the containers?</text:p>
          <text:list text:continue-numbering="true">
            <text:list-item>
              <text:p text:style-name="P20">Is extra power needed to collect and send data?</text:p>
            </text:list-item>
            <text:list-item>
              <text:p text:style-name="P21">What kind of data is needed?</text:p>
            </text:list-item>
            <text:list-item>
              <text:p text:style-name="P22">How do existing solutions collect data from the containers?</text:p>
            </text:list-item>
            <text:list-item>
              <text:p text:style-name="P23">What other techniques could be used?</text:p>
            </text:list-item>
          </text:list>
        </text:list-item>
        <text:list-item>
          <text:p text:style-name="P24">How to<text:s/>analyze the collected data?</text:p>
          <text:list text:continue-numbering="true">
            <text:list-item>
              <text:p text:style-name="P25">How do existing solutions analyze the data?</text:p>
            </text:list-item>
            <text:list-item>
              <text:p text:style-name="P26">What other techniques could be used?</text:p>
            </text:list-item>
          </text:list>
        </text:list-item>
        <text:list-item>
          <text:p text:style-name="P27">How to incorporate collected data into the garbage collection schedule?</text:p>
          <text:list text:continue-numbering="true">
            <text:list-item>
              <text:p text:style-name="P28">What does the current garbage collection scheduling process look like?</text:p>
            </text:list-item>
            <text:list-item>
              <text:p text:style-name="P29">How<text:s/>could the collected data be used to improve the scheduling process?</text:p>
            </text:list-item>
          </text:list>
        </text:list-item>
      </text:list>
      <text:p text:style-name="P30"/>
      <text:p text:style-name="P31"/>
      <text:p text:style-name="P32"/>
      <text:p text:style-name="Kop1">Project phases</text:p>
      <text:p text:style-name="Kop2">Analysis</text:p>
      <text:p text:style-name="Kop2"/>
      <text:p text:style-name="Standaard">During the analysis phase, the required research to answer the sub questions will be done. A budget request for the necessary equipment will be made. Furthermore, a test application will be developed in order to test which equipment suits the application best.</text:p>
      <text:p text:style-name="Kop3">Core activities</text:p>
      <text:list text:style-name="LFO1" text:continue-numbering="true">
        <text:list-item>
          <text:p text:style-name="P33">Performing research activities to answer each question</text:p>
        </text:list-item>
        <text:list-item>
          <text:p text:style-name="P34">Making a budget request</text:p>
        </text:list-item>
        <text:list-item>
          <text:p text:style-name="P35">Building a test application for testing the equipment</text:p>
        </text:list-item>
        <text:list-item>
          <text:p text:style-name="P36">Testing the equipment</text:p>
        </text:list-item>
      </text:list>
      <text:p text:style-name="Kop2">Design</text:p>
      <text:p text:style-name="Standaard"/>
      <text:p text:style-name="Standaard">During the design phase, the research results will be used in order to design the application.</text:p>
      <text:p text:style-name="Kop3">Core activities</text:p>
      <text:list text:style-name="LFO1" text:continue-numbering="true">
        <text:list-item>
          <text:p text:style-name="P37">Designing the</text:p>
        </text:list-item>
      </text:list>
      <text:p text:style-name="Kop2">Implementation</text:p>
      <text:p text:style-name="Kop2"/>
      <text:p text:style-name="Standaard">During the implementation phase, the application will be built and tested.</text:p>
      <text:list text:style-name="LFO1" text:continue-numbering="true">
        <text:list-item>
          <text:p text:style-name="P38">building the<text:s/>application</text:p>
        </text:list-item>
        <text:list-item>
          <text:p text:style-name="P39">Testing the application</text:p>
        </text:list-item>
      </text:list>
      <text:p text:style-name="Kop2">(possible) delivery</text:p>
      <text:p text:style-name="Standaard"/>
      <text:list text:style-name="LFO1" text:continue-numbering="true">
        <text:list-item>
          <text:p text:style-name="P40">Delivering the application</text:p>
        </text:list-item>
      </text:list>
      <text:soft-page-break/>
      <text:p text:style-name="P41">Research design</text:p>
      <text:p text:style-name="Lijstalinea"/>
      <text:p text:style-name="Standaard">The following methods are going to be used to answer all the core and sub questions that exist in this project:</text:p>
      <text:list text:style-name="LFO1" text:continue-numbering="true">
        <text:list-item>
          <text:p text:style-name="P42">What is the current situation?</text:p>
          <text:list text:continue-numbering="true">
            <text:list-item>
              <text:p text:style-name="P43">Literature research</text:p>
            </text:list-item>
            <text:list-item>
              <text:p text:style-name="P44">Practical research</text:p>
            </text:list-item>
          </text:list>
        </text:list-item>
        <text:list-item>
          <text:p text:style-name="P45">What are the main problems of the current situation?</text:p>
          <text:list text:continue-numbering="true">
            <text:list-item>
              <text:p text:style-name="P46">Practical research</text:p>
            </text:list-item>
            <text:list-item>
              <text:p text:style-name="P47">Interviews</text:p>
            </text:list-item>
            <text:list-item>
              <text:p text:style-name="P48">Literature research</text:p>
            </text:list-item>
          </text:list>
        </text:list-item>
        <text:list-item>
          <text:p text:style-name="P49">How do existing solutions measure the fill-level of a container?</text:p>
          <text:list text:continue-numbering="true">
            <text:list-item>
              <text:p text:style-name="P50">Literature research</text:p>
            </text:list-item>
            <text:list-item>
              <text:p text:style-name="P51">(Possible Interviews)</text:p>
            </text:list-item>
          </text:list>
        </text:list-item>
        <text:list-item>
          <text:p text:style-name="P52">What other techniques could be used?</text:p>
          <text:list text:continue-numbering="true">
            <text:list-item>
              <text:p text:style-name="P53">Practical research</text:p>
            </text:list-item>
            <text:list-item>
              <text:p text:style-name="P54">Literature research</text:p>
            </text:list-item>
          </text:list>
        </text:list-item>
        <text:list-item>
          <text:p text:style-name="P55">What kind of data is needed?</text:p>
          <text:list text:continue-numbering="true">
            <text:list-item>
              <text:p text:style-name="P56">Literature research</text:p>
            </text:list-item>
            <text:list-item>
              <text:p text:style-name="P57">Interview</text:p>
            </text:list-item>
          </text:list>
        </text:list-item>
        <text:list-item>
          <text:p text:style-name="P58">How do existing solutions collect data from the containers?</text:p>
          <text:list text:continue-numbering="true">
            <text:list-item>
              <text:p text:style-name="P59">Literature research</text:p>
            </text:list-item>
            <text:list-item>
              <text:p text:style-name="P60">Interviews</text:p>
            </text:list-item>
          </text:list>
        </text:list-item>
        <text:list-item>
          <text:p text:style-name="P61">What other techniques could be used?</text:p>
          <text:list text:continue-numbering="true">
            <text:list-item>
              <text:p text:style-name="P62">Literature<text:s/>research</text:p>
            </text:list-item>
            <text:list-item>
              <text:p text:style-name="P63">Practical research</text:p>
            </text:list-item>
          </text:list>
        </text:list-item>
        <text:list-item>
          <text:p text:style-name="P64">How do existing solutions analyze the data?</text:p>
          <text:list text:continue-numbering="true">
            <text:list-item>
              <text:p text:style-name="P65">Literature research</text:p>
            </text:list-item>
            <text:list-item>
              <text:p text:style-name="P66">Interviews</text:p>
            </text:list-item>
          </text:list>
        </text:list-item>
        <text:list-item>
          <text:p text:style-name="P67">What other techniques could be used?</text:p>
          <text:soft-page-break/>
          <text:list text:continue-numbering="true">
            <text:list-item>
              <text:p text:style-name="P68">Literature research</text:p>
            </text:list-item>
          </text:list>
        </text:list-item>
        <text:list-item>
          <text:p text:style-name="P69">What does the current garbage collection scheduling process look like?</text:p>
          <text:list text:continue-numbering="true">
            <text:list-item>
              <text:p text:style-name="P70">Literature research</text:p>
            </text:list-item>
            <text:list-item>
              <text:p text:style-name="P71">Interviews</text:p>
            </text:list-item>
          </text:list>
        </text:list-item>
        <text:list-item>
          <text:p text:style-name="P72">How could the collected data be used to improve the scheduling process?</text:p>
          <text:list text:continue-numbering="true">
            <text:list-item>
              <text:p text:style-name="P73">Literature research</text:p>
            </text:list-item>
            <text:list-item>
              <text:p text:style-name="P74">Interviews<text:tab/></text:p>
            </text:list-item>
          </text:list>
        </text:list-item>
      </text:list>
      <text:p text:style-name="P75"/>
      <text:p text:style-name="Standaard"/>
      <text:p text:style-name="P76"/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Stakeholder</text:p>
          </table:table-cell>
          <table:table-cell table:style-name="TableCell84">
            <text:p text:style-name="P85">Interest</text:p>
          </table:table-cell>
          <table:table-cell table:style-name="TableCell86">
            <text:p text:style-name="P87">Power</text:p>
          </table:table-cell>
        </table:table-row>
        <table:table-row table:style-name="TableRow88">
          <table:table-cell table:style-name="TableCell89">
            <text:p text:style-name="TableContents">Project team</text:p>
          </table:table-cell>
          <table:table-cell table:style-name="TableCell90">
            <text:p text:style-name="TableContents">High</text:p>
          </table:table-cell>
          <table:table-cell table:style-name="TableCell91">
            <text:p text:style-name="TableContents">Medium</text:p>
          </table:table-cell>
        </table:table-row>
        <table:table-row table:style-name="TableRow92">
          <table:table-cell table:style-name="TableCell93">
            <text:p text:style-name="TableContents">Fontys</text:p>
          </table:table-cell>
          <table:table-cell table:style-name="TableCell94">
            <text:p text:style-name="TableContents">Low</text:p>
          </table:table-cell>
          <table:table-cell table:style-name="TableCell95">
            <text:p text:style-name="TableContents">High</text:p>
          </table:table-cell>
        </table:table-row>
        <table:table-row table:style-name="TableRow96">
          <table:table-cell table:style-name="TableCell97">
            <text:p text:style-name="TableContents">GreenTechLab</text:p>
          </table:table-cell>
          <table:table-cell table:style-name="TableCell98">
            <text:p text:style-name="TableContents">Low</text:p>
          </table:table-cell>
          <table:table-cell table:style-name="TableCell99">
            <text:p text:style-name="TableContents">Medium</text:p>
          </table:table-cell>
        </table:table-row>
        <table:table-row table:style-name="TableRow100">
          <table:table-cell table:style-name="TableCell101">
            <text:p text:style-name="TableContents">Government</text:p>
          </table:table-cell>
          <table:table-cell table:style-name="TableCell102">
            <text:p text:style-name="TableContents">Medium</text:p>
          </table:table-cell>
          <table:table-cell table:style-name="TableCell103">
            <text:p text:style-name="TableContents">Low</text:p>
          </table:table-cell>
        </table:table-row>
        <table:table-row table:style-name="TableRow104">
          <table:table-cell table:style-name="TableCell105">
            <text:p text:style-name="TableContents">Van Gansewinkel</text:p>
          </table:table-cell>
          <table:table-cell table:style-name="TableCell106">
            <text:p text:style-name="TableContents">Medium</text:p>
          </table:table-cell>
          <table:table-cell table:style-name="TableCell107">
            <text:p text:style-name="TableContents">Low</text:p>
          </table:table-cell>
        </table:table-row>
        <table:table-row table:style-name="TableRow108">
          <table:table-cell table:style-name="TableCell109">
            <text:p text:style-name="TableContents">Tutors</text:p>
          </table:table-cell>
          <table:table-cell table:style-name="TableCell110">
            <text:p text:style-name="TableContents">Low/Medium</text:p>
          </table:table-cell>
          <table:table-cell table:style-name="TableCell111">
            <text:p text:style-name="TableContents">High</text:p>
          </table:table-cell>
        </table:table-row>
      </table:table>
      <text:p text:style-name="P112"><text:tab/><text:tab/></text:p>
      <text:soft-page-break/>
      <text:h text:style-name="P113" text:outline-level="3">Interview Questions</text:h>
      <text:p text:style-name="P114">Government:</text:p>
      <text:p text:style-name="Normal">Why are you not doing this already?</text:p>
      <text:p text:style-name="Normal">Do you see a problem?</text:p>
      <text:p text:style-name="Normal">Were there any complaints?</text:p>
      <text:p text:style-name="Normal">Is there room for improvement?</text:p>
      <text:p text:style-name="Normal"/>
      <text:p text:style-name="P115">Process:</text:p>
      <text:p text:style-name="Normal">Who is involved in the collection process?</text:p>
      <text:p text:style-name="Normal">What is the interval of the<text:s/>collection process?</text:p>
      <text:p text:style-name="Normal">Do the containers have a maximum weight?</text:p>
      <text:p text:style-name="Normal">How are the containers powered?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Calibri Light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color="#2F5496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color="#1F3763" fo:font-size="12pt" style:font-size-asian="12pt" style:font-size-complex="12pt" fo:hyphenate="false"/>
    </style:style>
    <style:style style:name="Standaard" style:display-name="Standaard" style:family="paragraph">
      <style:text-properties fo:hyphenate="false"/>
    </style:style>
    <style:style style:name="Geenafstand" style:display-name="Geen afstand" style:family="paragraph">
      <style:paragraph-properties fo:margin-bottom="0in" fo:line-height="100%"/>
      <style:text-properties style:font-name-asian="Times New Roman" fo:hyphenate="false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Standaardalinea-lettertype" style:display-name="Standaardalinea-lettertype" style:family="text"/>
    <style:style style:name="NoSpacingChar" style:display-name="No Spacing Char" style:family="text" style:parent-style-name="Standaardalinea-lettertype">
      <style:text-properties style:font-name-asian="Times New Roman"/>
    </style:style>
    <style:style style:name="Heading1Char" style:display-name="Heading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Standaardalinea-lettertype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2Char1" style:display-name="Heading 2 Char1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1Char1" style:display-name="Heading 1 Char1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3Char1" style:display-name="Heading 3 Char1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NoSpacing" style:display-name="No Spacing" style:family="paragraph">
      <style:paragraph-properties fo:margin-bottom="0in" fo:line-height="100%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4" xlink:href="media/image1.png" xlink:show="embed" xlink:actuate="onLoad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mart innovation</dc:title>
    <dc:description/>
    <dc:subject>Smart trash – Research report</dc:subject>
    <meta:initial-creator>Mike Schatorje, Loek Ehren, Herm Lecluse, Simone Francesconi, Rick van Osch</meta:initial-creator>
    <dc:creator>Loek Ehren</dc:creator>
    <meta:creation-date>2017-02-22T13:10:00Z</meta:creation-date>
    <dc:date>2017-03-06T10:08:00Z</dc:date>
    <meta:template xlink:href="Normal" xlink:type="simple"/>
    <meta:editing-cycles>5</meta:editing-cycles>
    <meta:editing-duration>PT720S</meta:editing-duration>
    <meta:document-statistic meta:page-count="8" meta:paragraph-count="9" meta:word-count="693" meta:character-count="4637" meta:row-count="32" meta:non-whitespace-character-count="3953"/>
  </office:meta>
</office:document-meta>
</file>